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Heading_20_4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Heading_20_5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Text_20_body" style:list-style-name="L1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Time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6" style:family="text">
      <style:text-properties officeooo:rsid="000d9ee4"/>
    </style:style>
    <style:style style:name="T7" style:family="text">
      <style:text-properties officeooo:rsid="000f4f3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1. Сгруппированные функциональные требования</text:h>
      <text:h text:style-name="P2" text:outline-level="5">Основные функциональные требования системы:</text:h>
      <text:list text:style-name="L1">
        <text:list-item>
          <text:p text:style-name="P4"><text:span text:style-name="Strong_20_Emphasis"><text:span text:style-name="T5">Управление наборами</text:span></text:span><text:span text:style-name="T5">:</text:span></text:p>
          <text:list>
            <text:list-item>
              <text:p text:style-name="P5">Добавление, удаление, редактирование наборов.</text:p>
            </text:list-item>
            <text:list-item>
              <text:p text:style-name="P5">Привязка набора к клинике и менеджеру.</text:p>
            </text:list-item>
            <text:list-item>
              <text:p text:style-name="P5">Просмотр содержимого набора (фото, документы, история перемещений).</text:p>
            </text:list-item>
            <text:list-item>
              <text:p text:style-name="P5">Фильтрация наборов по различным параметрам (статус, клиника, менеджер).</text:p>
            </text:list-item>
          </text:list>
        </text:list-item>
        <text:list-item>
          <text:p text:style-name="P4"><text:span text:style-name="Strong_20_Emphasis"><text:span text:style-name="T5">История перемещений</text:span></text:span><text:span text:style-name="T5">:</text:span></text:p>
          <text:list>
            <text:list-item>
              <text:p text:style-name="P5">Автоматическая запись истории перемещений.</text:p>
            </text:list-item>
            <text:list-item>
              <text:p text:style-name="P5">Просмотр истории перемещений набора.</text:p>
            </text:list-item>
          </text:list>
        </text:list-item>
        <text:list-item>
          <text:p text:style-name="P4"><text:span text:style-name="Strong_20_Emphasis"><text:span text:style-name="T5">Пользователи и роли</text:span></text:span><text:span text:style-name="T5">:</text:span></text:p>
          <text:list>
            <text:list-item>
              <text:p text:style-name="P5">Регистрация пользователей (администраторов и менеджеров).</text:p>
            </text:list-item>
            <text:list-item>
              <text:p text:style-name="P5">Ограниченный доступ для менеджеров (только просмотр набора и создание запросов на перемещение).</text:p>
            </text:list-item>
            <text:list-item>
              <text:p text:style-name="P5">Администраторы могут добавлять и удалять пользователей.</text:p>
            </text:list-item>
          </text:list>
        </text:list-item>
        <text:list-item>
          <text:p text:style-name="P4"><text:span text:style-name="Strong_20_Emphasis"><text:span text:style-name="T5">Запросы и уведомления</text:span></text:span><text:span text:style-name="T5">:</text:span></text:p>
          <text:list>
            <text:list-item>
              <text:p text:style-name="P5">Менеджеры могут делать запросы на <text:span text:style-name="T7">перемещение</text:span> набор<text:span text:style-name="T7">ов в новую клинику</text:span>.</text:p>
            </text:list-item>
            <text:list-item>
              <text:p text:style-name="P5">Администраторы подтверждают запросы и изменяют статус наборов.</text:p>
            </text:list-item>
          </text:list>
        </text:list-item>
        <text:list-item>
          <text:p text:style-name="P4"><text:span text:style-name="Strong_20_Emphasis"><text:span text:style-name="T5">Отчеты и аналитика</text:span></text:span><text:span text:style-name="T5">:</text:span></text:p>
          <text:list>
            <text:list-item>
              <text:p text:style-name="P5">Формирование отчетов по <text:span text:style-name="T6">выбранным </text:span>клиникам и менеджерам.</text:p>
            </text:list-item>
          </text:list>
        </text:list-item>
        <text:list-item>
          <text:p text:style-name="P4"><text:span text:style-name="Strong_20_Emphasis"><text:span text:style-name="T5">Редактирование справочников</text:span></text:span><text:span text:style-name="T5">:</text:span></text:p>
          <text:list>
            <text:list-item>
              <text:p text:style-name="P6">Добавление/удаление данных о клиниках и менеджерах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ans" style:font-family-asian="'Noto Sans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5:48:09.478670049</meta:creation-date>
    <dc:date>2024-09-19T15:52:11.958328336</dc:date>
    <meta:editing-duration>PT4M1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1" meta:paragraph-count="21" meta:word-count="128" meta:character-count="986" meta:non-whitespace-character-count="898"/>
  </office:meta>
</office:document-meta>
</file>